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446,866,40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450,364,92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158,972,12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003,598,213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907,090,81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756,215,665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781,281,281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777,101,316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547,991,317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234,014,291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227,808,79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168,308,516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74,989,895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96,938,120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82,523,857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04,041,957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20,849,551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61,444,51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24,464,08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99,268,801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63,452,78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52,260,952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03,435,51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5:32.188839371</dc:date>
    <meta:editing-duration>PT41M42S</meta:editing-duration>
    <meta:editing-cycles>20</meta:editing-cycles>
    <meta:generator>LibreOffice/7.2.6.2$Linux_X86_64 LibreOffice_project/20$Build-2</meta:generator>
    <meta:document-statistic meta:table-count="1" meta:cell-count="48" meta:object-count="0"/>
  </office:meta>
</office:document-meta>
</file>